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f699f" officeooo:paragraph-rsid="000f699f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officeooo:rsid="0011905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, </text:span>Hello, my name is Diana.</text:p>
      <text:p text:style-name="P1">I‘m studying Media Informatics at the University of</text:p>
      <text:p text:style-name="P1">Munch</text:p>
      <text:p text:style-name="P1">Today, I present you my work which is called Intimate</text:p>
      <text:p text:style-name="P1">Data in Relationships: Tracking, Sharing,</text:p>
      <text:p text:style-name="P1">Surveillance – Personal Boundaries?</text:p>
      <text:p text:style-name="P1"/>
      <text:p text:style-name="P1"><draw:line text:anchor-type="paragraph" draw:z-index="0" draw:name="Shape1" draw:style-name="gr1" draw:text-style-name="P3" svg:x1="0.275cm" svg:y1="0.401cm" svg:x2="17.42cm" svg:y2="0.401cm"><text:p/></draw:line><draw:line text:anchor-type="paragraph" draw:z-index="1" draw:name="Shape1" draw:style-name="gr1" draw:text-style-name="P3" svg:x1="0.275cm" svg:y1="5.402cm" svg:x2="17.42cm" svg:y2="5.402cm"><text:p/></draw:line></text:p>
      <text:p text:style-name="P1"/>
      <text:p text:style-name="P1"><text:span text:style-name="T1">2, </text:span>First or all, I want to explain the term Quantified Self.</text:p>
      <text:p text:style-name="P1">Did anybody heard about this before?</text:p>
      <text:p text:style-name="P1">So, I want to explain Quantified Self with an example.</text:p>
      <text:p text:style-name="P1">In this picture, you can see Ellis. Ellis is a huge fan of</text:p>
      <text:p text:style-name="P1">the Quantified Self Movement.</text:p>
      <text:p text:style-name="P1">In this project Ellis investigated her body and looked at</text:p>
      <text:p text:style-name="P1">all her skin scars.</text:p>
      <text:p text:style-name="P1"/>
      <text:p text:style-name="P1"/>
      <text:p text:style-name="P1"><draw:line text:anchor-type="paragraph" draw:z-index="2" draw:name="Shape1" draw:style-name="gr1" draw:text-style-name="P3" svg:x1="0.275cm" svg:y1="2.401cm" svg:x2="17.42cm" svg:y2="2.401cm"><text:p/></draw:line></text:p>
      <text:p text:style-name="P1"><text:span text:style-name="T1">3, </text:span>Because Ellis has experienced a lot over the years, for</text:p>
      <text:p text:style-name="P1">instance a car accident.</text:p>
      <text:p text:style-name="P1"/>
      <text:p text:style-name="P1"><draw:line text:anchor-type="paragraph" draw:z-index="3" draw:name="Shape1" draw:style-name="gr1" draw:text-style-name="P3" svg:x1="0.275cm" svg:y1="5.402cm" svg:x2="17.42cm" svg:y2="5.402cm"><text:p/></draw:line></text:p>
      <text:p text:style-name="P1"/>
      <text:p text:style-name="P1"><text:span text:style-name="T1">4, </text:span>And over the years, many scars have accumulated.</text:p>
      <text:p text:style-name="P1">She measured all her scars in length and wide and</text:p>
      <text:p text:style-name="P1">came up to about 1m length and 30 cm wide.</text:p>
      <text:p text:style-name="P1">She collected also even more information, e.g. on</text:p>
      <text:p text:style-name="P1">which day the scars are occurred, and found that</text:p>
      <text:p text:style-name="P1">28% of the accidents are in May.</text:p>
      <text:p text:style-name="P1">Ellis was asked by many people why she does that.</text:p>
      <text:p text:style-name="P1"/>
      <text:p text:style-name="P1"/>
      <text:p text:style-name="P1"/>
      <text:p text:style-name="P1"><text:span text:style-name="T1">5, </text:span>Ellis said that in this way she is able to reflect herself</text:p>
      <text:p text:style-name="P1">by quantifying her body, and to get more insights and</text:p>
      <text:p text:style-name="P1">control. With these knowledge, she can influence her</text:p>
      <text:p text:style-name="P1">behavior in a positive way, for instance be more</text:p>
      <text:p text:style-name="P1">carefully in May :-)</text:p>
      <text:p text:style-name="P1"/>
      <text:p text:style-name="P1"/>
      <text:p text:style-name="P1"/>
      <text:p text:style-name="P1"><text:soft-page-break/><text:span text:style-name="T1">6, </text:span>So, nearly everything can be tracked and quantified.</text:p>
      <text:p text:style-name="P1">Kevin Kelly, the author of the book “The Inevitable”,</text:p>
      <text:p text:style-name="P1">wrote that “[...] anything that can be tracked is being</text:p>
      <text:p text:style-name="P1">tracked by someone somewhere” and that “Self-</text:p>
      <text:p text:style-name="P1">tracking is much broader than health. It is as big as</text:p>
      <text:p text:style-name="P1">our life itself”.</text:p>
      <text:p text:style-name="P1"/>
      <text:p text:style-name="P1"><draw:line text:anchor-type="paragraph" draw:z-index="12" draw:name="Shape1" draw:style-name="gr1" draw:text-style-name="P3" svg:x1="0.275cm" svg:y1="0.401cm" svg:x2="17.42cm" svg:y2="0.401cm"><text:p/></draw:line></text:p>
      <text:p text:style-name="P1"/>
      <text:p text:style-name="P1"><text:span text:style-name="T1">7, </text:span>But tracking almost anything that is possible also</text:p>
      <text:p text:style-name="P1">captures intimate data which are sure to emerge in</text:p>
      <text:p text:style-name="P1">our lives.</text:p>
      <text:p text:style-name="P1">So what is about this? How can we track our</text:p>
      <text:p text:style-name="P1">relationship?</text:p>
      <text:p text:style-name="P1">And which data did we perceive as intimate? And are</text:p>
      <text:p text:style-name="P1">there personal boundaries? I would like to address</text:p>
      <text:p text:style-name="P1">these questions in the next slides.</text:p>
      <text:p text:style-name="P1"><draw:line text:anchor-type="paragraph" draw:z-index="4" draw:name="Shape1" draw:style-name="gr1" draw:text-style-name="P4" svg:x1="0.354cm" svg:y1="0.907cm" svg:x2="17.501cm" svg:y2="0.907cm"><text:p/></draw:line></text:p>
      <text:p text:style-name="P1"><draw:line text:anchor-type="paragraph" draw:z-index="5" draw:name="Shape1" draw:style-name="gr1" draw:text-style-name="P4" svg:x1="0.354cm" svg:y1="10.908cm" svg:x2="17.501cm" svg:y2="10.908cm"><text:p/></draw:line></text:p>
      <text:p text:style-name="P1"/>
      <text:p text:style-name="P1"><text:span text:style-name="T1">8, </text:span>What data are perceived as intimate at all?</text:p>
      <text:p text:style-name="P1">This question was not as easy to answer as it</text:p>
      <text:p text:style-name="P1">seems at first glance, because it depends on</text:p>
      <text:p text:style-name="P1">several factors. In general it has to be</text:p>
      <text:p text:style-name="P1">differentiated between the culture and which</text:p>
      <text:p text:style-name="P1">factors are shaping the socio-cultural live. And</text:p>
      <text:p text:style-name="P1">what is perceived as intimate is subjective, at</text:p>
      <text:p text:style-name="P1">all.</text:p>
      <text:p text:style-name="P1">I tried to cluster some terms that came from</text:p>
      <text:p text:style-name="P1">others work which includes topics related to</text:p>
      <text:p text:style-name="P1">intimate data. Here we can see this topics. It is</text:p>
      <text:p text:style-name="P1">related to Health care, Reproduction health,</text:p>
      <text:p text:style-name="P1">Fertility tracking, Sex tracking, but it arise also</text:p>
      <text:p text:style-name="P1">by using social media and online dating</text:p>
      <text:p text:style-name="P1">services.</text:p>
      <text:p text:style-name="P1">I colored the terms that I will address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9, </text:span>To bring all these terms in order I want to go</text:p>
      <text:p text:style-name="P1">along the so called live course of intimate</text:p>
      <text:p text:style-name="P1">relationships defined by Levy.</text:p>
      <text:p text:style-name="P1">In her work Levy defined four conditions which</text:p>
      <text:p text:style-name="P1">describes the different stats a relationship can</text:p>
      <text:p text:style-name="P1">be.</text:p>
      <text:p text:style-name="P1">I will explain these conditions in the following</text:p>
      <text:p text:style-name="P1">and give some examples which intimate data</text:p>
      <text:p text:style-name="P1">can be collected, tracked and shared.</text:p>
      <text:p text:style-name="P1"/>
      <text:p text:style-name="P1"><draw:line text:anchor-type="paragraph" draw:z-index="13" draw:name="Shape1" draw:style-name="gr1" draw:text-style-name="P4" svg:x1="0.354cm" svg:y1="-0.093cm" svg:x2="17.501cm" svg:y2="-0.093cm"><text:p/></draw:line></text:p>
      <text:p text:style-name="P1"><text:span text:style-name="T1">10, C</text:span>ondition A stands for the beginning of a potential</text:p>
      <text:p text:style-name="P1">relationship. The partner know each other or would</text:p>
      <text:p text:style-name="P1">like to know each other. The aim is to learn more</text:p>
      <text:p text:style-name="P1">about the other person.</text:p>
      <text:p text:style-name="P1">In this slide I give some well-known examples for</text:p>
      <text:p text:style-name="P1">technologies or applications that are used for this,</text:p>
      <text:p text:style-name="P1">like Google or Facebook and Tinder.</text:p>
      <text:p text:style-name="P1">Or the Lulu application, I think this is not so well</text:p>
      <text:p text:style-name="P1">known. The Luliu application gives young women the</text:p>
      <text:p text:style-name="P1">opportunity to review male students and friends, with</text:p>
      <text:p text:style-name="P1">with they are connected on Facebook.</text:p>
      <text:p text:style-name="P1"><draw:line text:anchor-type="paragraph" draw:z-index="6" draw:name="Shape1" draw:style-name="gr1" draw:text-style-name="P4" svg:x1="0.354cm" svg:y1="0.907cm" svg:x2="17.501cm" svg:y2="0.907cm"><text:p/></draw:line></text:p>
      <text:p text:style-name="P1"><draw:line text:anchor-type="paragraph" draw:z-index="7" draw:name="Shape1" draw:style-name="gr1" draw:text-style-name="P4" svg:x1="0.354cm" svg:y1="6.908cm" svg:x2="17.501cm" svg:y2="6.908cm"><text:p/></draw:line></text:p>
      <text:p text:style-name="P1"/>
      <text:p text:style-name="P1"><text:span text:style-name="T1">11, </text:span>With the use of these services, the data are made</text:p>
      <text:p text:style-name="P1">available and / or taken by ourselves or other users.</text:p>
      <text:p text:style-name="P1">Levy wrote, that many people use Google, Facebook,</text:p>
      <text:p text:style-name="P1">Tinder or the smartphone application Lulu the get</text:p>
      <text:p text:style-name="P1">information about another person of our interesst.</text:p>
      <text:p text:style-name="P1">And as we can see for example Tinder collects a huge</text:p>
      <text:p text:style-name="P1">amount of data about their users, which includes also</text:p>
      <text:p text:style-name="P1">intimate data like sexual preferences.</text:p>
      <text:p text:style-name="P1"/>
      <text:p text:style-name="P1"/>
      <text:p text:style-name="P1"><draw:line text:anchor-type="paragraph" draw:z-index="8" draw:name="Shape1" draw:style-name="gr1" draw:text-style-name="P4" svg:x1="0.354cm" svg:y1="5.908cm" svg:x2="17.501cm" svg:y2="5.908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12, </text:span>The problem also is that users disclose information</text:p>
      <text:p text:style-name="P1">quickly to strangers.</text:p>
      <text:p text:style-name="P1">Most published data are personal data: full</text:p>
      <text:p text:style-name="P1">name, date of birth, phone numbers, work</text:p>
      <text:p text:style-name="P1">detail, the complete home address.</text:p>
      <text:p text:style-name="P1">Nandwani et al. showed in a study that users</text:p>
      <text:p text:style-name="P1">disclosured their data because they trust in</text:p>
      <text:p text:style-name="P1">the authenticity of the other with an active</text:p>
      <text:p text:style-name="P1">profile account.</text:p>
      <text:p text:style-name="P1"><draw:line text:anchor-type="paragraph" draw:z-index="14" draw:name="Shape1" draw:style-name="gr1" draw:text-style-name="P4" svg:x1="0.354cm" svg:y1="0.907cm" svg:x2="17.501cm" svg:y2="0.907cm"><text:p/></draw:line></text:p>
      <text:p text:style-name="P1"><draw:line text:anchor-type="paragraph" draw:z-index="15" draw:name="Shape1" draw:style-name="gr1" draw:text-style-name="P4" svg:x1="0.354cm" svg:y1="6.908cm" svg:x2="17.501cm" svg:y2="6.908cm"><text:p/></draw:line></text:p>
      <text:p text:style-name="P1"/>
      <text:p text:style-name="P1"/>
      <text:p text:style-name="P1"><text:span text:style-name="T1">13, </text:span>Next, in Condition B the partners are already in a</text:p>
      <text:p text:style-name="P1">relationship or something appropriate. The partners</text:p>
      <text:p text:style-name="P1">known each other better and have an mutual</text:p>
      <text:p text:style-name="P1">interest, possibly sexual interests.</text:p>
      <text:p text:style-name="P1">There is a very large and growing market in this area,</text:p>
      <text:p text:style-name="P1">offering new wearable devices with internet</text:p>
      <text:p text:style-name="P1">connectivity and applications for evaluation.</text:p>
      <text:p text:style-name="P1"/>
      <text:p text:style-name="P1"/>
      <text:p text:style-name="P1"/>
      <text:p text:style-name="P1"><text:span text:style-name="T1">14, </text:span>There are some potential risks that came up by using</text:p>
      <text:p text:style-name="P1">such technologies.</text:p>
      <text:p text:style-name="P1">First, this are really intimate data which can be tracked.</text:p>
      <text:p text:style-name="P1">It is not always guaranteed that the data are</text:p>
      <text:p text:style-name="P1">anonymous.</text:p>
      <text:p text:style-name="P1">The data can be resold, because companies have a</text:p>
      <text:p text:style-name="P1">commercial interest on these kind of data, for</text:p>
      <text:p text:style-name="P1">example insurance companies.</text:p>
      <text:p text:style-name="P1">There is also the problem of quantification the activity,</text:p>
      <text:p text:style-name="P1">similar to a sport activity like swimming. This</text:p>
      <text:p text:style-name="P1">supports gender stereotypes and gamification.</text:p>
      <text:p text:style-name="P1"><draw:line text:anchor-type="paragraph" draw:z-index="9" draw:name="Shape1" draw:style-name="gr1" draw:text-style-name="P4" svg:x1="0.46cm" svg:y1="0.442cm" svg:x2="17.607cm" svg:y2="0.442cm"><text:p/></draw:line><draw:line text:anchor-type="paragraph" draw:z-index="10" draw:name="Shape1" draw:style-name="gr1" draw:text-style-name="P4" svg:x1="0.46cm" svg:y1="8.443cm" svg:x2="17.607cm" svg:y2="8.443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15, </text:span>In Conduction B with Sex tracking, the focus was more</text:p>
      <text:p text:style-name="P1">on man, with comparison with others and</text:p>
      <text:p text:style-name="P1">gamification.</text:p>
      <text:p text:style-name="P1">In Condition C, the woman is being tracked and</text:p>
      <text:p text:style-name="P1">monitored, or rahter her menstrual cycle and her</text:p>
      <text:p text:style-name="P1">body.</text:p>
      <text:p text:style-name="P1">The Glow application is well known in this area. This</text:p>
      <text:p text:style-name="P1">app collects a huge amount of data, which the user</text:p>
      <text:p text:style-name="P1">can entered. That’s are typical data to predict</text:p>
      <text:p text:style-name="P1">ovulation and fertile days.</text:p>
      <text:p text:style-name="P1">These data are further processed and evaluated by the</text:p>
      <text:p text:style-name="P1">provider in order to make better predictions. And this</text:p>
      <text:p text:style-name="P1">works really good, even if you do not enter data</text:p>
      <text:p text:style-name="P1">every day.</text:p>
      <text:p text:style-name="P1"/>
      <text:p text:style-name="P1"><draw:line text:anchor-type="paragraph" draw:z-index="16" draw:name="Shape1" draw:style-name="gr1" draw:text-style-name="P4" svg:x1="0.46cm" svg:y1="0.442cm" svg:x2="17.607cm" svg:y2="0.442cm"><text:p/></draw:line><draw:line text:anchor-type="paragraph" draw:z-index="17" draw:name="Shape1" draw:style-name="gr1" draw:text-style-name="P4" svg:x1="0.46cm" svg:y1="7.442cm" svg:x2="17.607cm" svg:y2="7.442cm"><text:p/></draw:line></text:p>
      <text:p text:style-name="P1"/>
      <text:p text:style-name="P1"><text:span text:style-name="T1">16, </text:span>Condition C is about Surveillance, Abuse and</text:p>
      <text:p text:style-name="P1">Revenge.</text:p>
      <text:p text:style-name="P1">Today, surveillance can take place in relationships,</text:p>
      <text:p text:style-name="P1">because there are several possibilities trough</text:p>
      <text:p text:style-name="P1">location-based tracking, for instance with the</text:p>
      <text:p text:style-name="P1">application FindMyFriend.</text:p>
      <text:p text:style-name="P1">People track their location with the partner, family and</text:p>
      <text:p text:style-name="P1">friends. However, it is not enough explored what</text:p>
      <text:p text:style-name="P1">impact this has on a relationships and, above all, the</text:p>
      <text:p text:style-name="P1">mutual trust in relationship.</text:p>
      <text:p text:style-name="P1"/>
      <text:p text:style-name="P1"/>
      <text:p text:style-name="P1"/>
      <text:p text:style-name="P1"/>
      <text:p text:style-name="P1"><text:span text:style-name="T1">18, </text:span>Freed et al. conducted in a study how technologies are</text:p>
      <text:p text:style-name="P1">used today to harm partners or ex-partners.</text:p>
      <text:p text:style-name="P1">For example, they found out that victims are often not</text:p>
      <text:p text:style-name="P1">aware that they were monitored by their abuser, and</text:p>
      <text:p text:style-name="P1">they did not know how to turn this surveillance.</text:p>
      <text:p text:style-name="P1">In general, one can say that system security is not</text:p>
      <text:p text:style-name="P1">adequate for this type of attack, since these people</text:p>
      <text:p text:style-name="P1">were really close, and, for example, security</text:p>
      <text:p text:style-name="P1">questions can be answered or passwords are</text:p>
      <text:p text:style-name="P1">guessed. In this way, the abuser get access to the</text:p>
      <text:p text:style-name="P1">smartphone or the Facebook account.</text:p>
      <text:p text:style-name="P1"><draw:line text:anchor-type="paragraph" draw:z-index="11" draw:name="Shape1" draw:style-name="gr1" draw:text-style-name="P4" svg:x1="0.46cm" svg:y1="12.443cm" svg:x2="17.607cm" svg:y2="12.443cm"><text:p/></draw:line><text:soft-page-break/></text:p>
      <text:p text:style-name="P1"><text:span text:style-name="T1">19, </text:span>So, now we are finished with all condition in the life</text:p>
      <text:p text:style-name="P1">course of a relationship. In each condition I gave an</text:p>
      <text:p text:style-name="P1">example, but I will summarize the risks in this slide.</text:p>
      <text:p text:style-name="P1">First, there can be a problem by quantifung the</text:p>
      <text:p text:style-name="P1">relationship, because there is a risk that the user can</text:p>
      <text:p text:style-name="P1">be lost in numbers and lose the relation. The user</text:p>
      <text:p text:style-name="P1">should always be aware of why he or she uses</text:p>
      <text:p text:style-name="P1">technology in the relationship and what the benefits</text:p>
      <text:p text:style-name="P1">are.</text:p>
      <text:p text:style-name="P1">Second by tracking the partner all the time with</text:p>
      <text:p text:style-name="P1">location-based tracking applications like</text:p>
      <text:p text:style-name="P1">FindMyFriends, it is questionable how that affects the</text:p>
      <text:p text:style-name="P1">trust in a relationship. What is, if, the location data</text:p>
      <text:p text:style-name="P1">are not always available? Or if one of the partner</text:p>
      <text:p text:style-name="P1">does not want to be tracked anymore?</text:p>
      <text:p text:style-name="P1">And last, the privacy and data security is a big topic,</text:p>
      <text:p text:style-name="P1">which people often do not care about it. It is not only</text:p>
      <text:p text:style-name="P1">a problem of one person, but also an interpersonal</text:p>
      <text:p text:style-name="P2">issue in a relationship.</text:p>
      <text:p text:style-name="P2"/>
      <text:p text:style-name="P2"/>
      <text:p text:style-name="P2"/>
      <text:p text:style-name="P2"><text:span text:style-name="T1">20, </text:span>The use of technologies in relationships can be useful,</text:p>
      <text:p text:style-name="P2">but should always be considered. In a relationship, a</text:p>
      <text:p text:style-name="P2">lot of intimate data comes up. Everyone has to</text:p>
      <text:p text:style-name="P2">decide for themselves where their personal</text:p>
      <text:p text:style-name="P2">boundaries lie.</text:p>
      <text:p text:style-name="P2">Love and relationships have changed with the advent</text:p>
      <text:p text:style-name="P2">of new technologies. Today a relationship is</text:p>
      <text:p text:style-name="P2">influenced by the Internet and the desire for self-</text:p>
      <text:p text:style-name="P2">optimization. Time will tell where this leads to and</text:p>
      <text:p text:style-name="P2">how our relationships will look in the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8:56:16.012198570</meta:creation-date>
    <dc:date>2018-07-19T09:23:15.867930912</dc:date>
    <meta:editing-duration>PT16M48S</meta:editing-duration>
    <meta:editing-cycles>3</meta:editing-cycles>
    <meta:generator>LibreOffice/5.4.7.2$Linux_X86_64 LibreOffice_project/40m0$Build-2</meta:generator>
    <meta:document-statistic meta:table-count="0" meta:image-count="0" meta:object-count="0" meta:page-count="6" meta:paragraph-count="176" meta:word-count="1328" meta:character-count="7589" meta:non-whitespace-character-count="6436"/>
  </office:meta>
</office:document-meta>
</file>